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organize your workflow and improve collaboration and testing efficiency, you can consider the following approach:</text:p>
      <text:list xml:id="list1424467845" text:style-name="L1">
        <text:list-item>
          <text:p text:style-name="P3">Project Repository Structure:</text:p>
          <text:list>
            <text:list-item>
              <text:p text:style-name="P2">Create a single repository for each project you're working on.</text:p>
            </text:list-item>
            <text:list-item>
              <text:p text:style-name="P2">Within each project repository, maintain separate branches for different environments (e.g., <text:span text:style-name="Source_20_Text"><text:span text:style-name="T1">development</text:span></text:span>, <text:span text:style-name="Source_20_Text"><text:span text:style-name="T1">testing</text:span></text:span>, <text:span text:style-name="Source_20_Text"><text:span text:style-name="T1">production</text:span></text:span>).</text:p>
            </text:list-item>
            <text:list-item>
              <text:p text:style-name="P2">The <text:span text:style-name="Source_20_Text"><text:span text:style-name="T1">development</text:span></text:span> branch will serve as the main branch where ongoing development takes place.</text:p>
            </text:list-item>
            <text:list-item>
              <text:p text:style-name="P2">Create a branch for each new feature or bug fix you're working on. You can name these branches descriptively, such as <text:span text:style-name="Source_20_Text"><text:span text:style-name="T1">feature/feature-name</text:span></text:span> or <text:span text:style-name="Source_20_Text"><text:span text:style-name="T1">bugfix/bug-name</text:span></text:span>.</text:p>
            </text:list-item>
            <text:list-item>
              <text:p text:style-name="P2">Once a feature or bug fix is completed, merge it into the <text:span text:style-name="Source_20_Text"><text:span text:style-name="T1">development</text:span></text:span> branch.</text:p>
            </text:list-item>
          </text:list>
        </text:list-item>
        <text:list-item>
          <text:p text:style-name="P3">Testing Subdomains:</text:p>
          <text:list>
            <text:list-item>
              <text:p text:style-name="P2">Set up separate subdomains for testing each project. For example, <text:span text:style-name="Source_20_Text"><text:span text:style-name="T1">project1-testing.yourdomain.com</text:span></text:span>, <text:span text:style-name="Source_20_Text"><text:span text:style-name="T1">project2-testing.yourdomain.com</text:span></text:span>, etc.</text:p>
            </text:list-item>
            <text:list-item>
              <text:p text:style-name="P2">Configure your web server (e.g., Apache, Nginx) to map each testing subdomain to a specific folder or virtual host.</text:p>
            </text:list-item>
            <text:list-item>
              <text:p text:style-name="P2">Ensure that the testing subdomains are isolated from each other and from the production environment.</text:p>
            </text:list-item>
          </text:list>
        </text:list-item>
        <text:list-item>
          <text:p text:style-name="P3">Local Development Environment:</text:p>
          <text:list>
            <text:list-item>
              <text:p text:style-name="P2">Clone the project repository to your local machine.</text:p>
            </text:list-item>
            <text:list-item>
              <text:p text:style-name="P2">Create a local development environment using tools like Docker or a local server stack (e.g., XAMPP, WAMP).</text:p>
            </text:list-item>
            <text:list-item>
              <text:p text:style-name="P2">Set up a virtual host on your local machine for each project, mapping it to the corresponding project folder.</text:p>
            </text:list-item>
          </text:list>
        </text:list-item>
        <text:list-item>
          <text:p text:style-name="P3">Workflow for Modifications:</text:p>
          <text:list>
            <text:list-item>
              <text:p text:style-name="P2">Identify the task or issue you want to work on from your backlog.</text:p>
            </text:list-item>
            <text:list-item>
              <text:p text:style-name="P2">Create a new branch from the <text:span text:style-name="Source_20_Text"><text:span text:style-name="T1">development</text:span></text:span> branch specifically for that task.</text:p>
            </text:list-item>
            <text:list-item>
              <text:p text:style-name="P2">Make the necessary modifications in your local development environment, using the appropriate virtual host for the project.</text:p>
            </text:list-item>
            <text:list-item>
              <text:p text:style-name="P2">Continuously test and validate your changes on the testing subdomain corresponding to that project.</text:p>
            </text:list-item>
            <text:list-item>
              <text:p text:style-name="P2">Once you are satisfied with the changes, commit and push the branch to the project repository on GitHub.</text:p>
            </text:list-item>
            <text:list-item>
              <text:p text:style-name="P2">Open a pull request to merge your branch into the <text:span text:style-name="Source_20_Text"><text:span text:style-name="T1">development</text:span></text:span> branch.</text:p>
            </text:list-item>
            <text:list-item>
              <text:p text:style-name="P2">Review the changes, conduct code reviews, and address any feedback.</text:p>
            </text:list-item>
            <text:list-item>
              <text:p text:style-name="P2">Once approved, merge the branch into <text:span text:style-name="Source_20_Text"><text:span text:style-name="T1">development</text:span></text:span>.</text:p>
            </text:list-item>
          </text:list>
        </text:list-item>
        <text:list-item>
          <text:p text:style-name="P3">Deployment to Testing Subdomains:</text:p>
          <text:list>
            <text:list-item>
              <text:p text:style-name="P2"><text:soft-page-break/>Set up an automated deployment process (e.g., using a CI/CD tool like GitHub Actions, Jenkins, or GitLab CI).</text:p>
            </text:list-item>
            <text:list-item>
              <text:p text:style-name="P2">Configure the deployment pipeline to trigger when changes are merged into the <text:span text:style-name="Source_20_Text"><text:span text:style-name="T1">development</text:span></text:span> branch.</text:p>
            </text:list-item>
            <text:list-item>
              <text:p text:style-name="P3">Use the pipeline to deploy the latest changes to the respective testing subdomain for each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0:35:20.556497805</meta:creation-date>
    <dc:date>2023-05-20T13:22:24.786683450</dc:date>
    <meta:editing-duration>PT2H37M4S</meta:editing-duration>
    <meta:editing-cycles>1</meta:editing-cycles>
    <meta:document-statistic meta:table-count="0" meta:image-count="0" meta:object-count="0" meta:page-count="2" meta:paragraph-count="28" meta:word-count="375" meta:character-count="2366" meta:non-whitespace-character-count="2046"/>
    <meta:generator>LibreOffice/7.3.7.2$Linux_X86_64 LibreOffice_project/30$Build-2</meta:generator>
  </office:meta>
</office:document-meta>
</file>